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text-align="start" style:justify-single-word="false">
        <style:tab-stops>
          <style:tab-stop style:position="2.014cm"/>
        </style:tab-stops>
      </style:paragraph-properties>
      <style:text-properties fo:font-size="12pt" fo:font-weight="normal" officeooo:rsid="0002e217" officeooo:paragraph-rsid="0002e21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2e217" officeooo:paragraph-rsid="0002e21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2e217" officeooo:paragraph-rsid="0002e217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>
        <style:tab-stops>
          <style:tab-stop style:position="2.014cm"/>
        </style:tab-stops>
      </style:paragraph-properties>
      <style:text-properties fo:font-size="12pt" fo:font-weight="normal" officeooo:rsid="0002e217" officeooo:paragraph-rsid="0002e21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.014cm"/>
        </style:tab-stops>
      </style:paragraph-properties>
      <style:text-properties fo:font-size="12pt" fo:font-weight="normal" officeooo:rsid="0002e217" officeooo:paragraph-rsid="0002e217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>
        <style:tab-stops>
          <style:tab-stop style:position="2.014cm"/>
        </style:tab-stops>
      </style:paragraph-properties>
      <style:text-properties fo:font-size="12pt" fo:font-weight="normal" officeooo:rsid="0002e217" officeooo:paragraph-rsid="0002e217" style:font-size-asian="10.5pt" style:font-weight-asian="normal" style:font-size-complex="12pt" style:font-weight-complex="normal"/>
    </style:style>
    <style:style style:name="T1" style:family="text">
      <style:text-properties officeooo:rsid="00037fc9"/>
    </style:style>
    <style:style style:name="T2" style:family="text">
      <style:text-properties officeooo:rsid="000574e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083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genharia Software 1</text:p>
      <text:p text:style-name="P2"/>
      <text:p text:style-name="P5">Acadêmico<text:span text:style-name="T4">s</text:span>: Kerby Lovince <text:span text:style-name="T4">&amp; Daniel Pierrelus</text:span></text:p>
      <text:p text:style-name="P4"/>
      <text:p text:style-name="P6"><text:bookmark text:name="yui_3_17_2_1_1637002952739_274"/><text:bookmark text:name="yui_3_17_2_1_1637002952739_273"/><text:span text:style-name="Strong_20_Emphasis">Identificação do entrevistado:</text:span></text:p>
      <text:p text:style-name="P4">Nome: <text:tab/><text:tab/><text:tab/><text:tab/><text:tab/><text:tab/>Eleidsson GarciaNunes</text:p>
      <text:p text:style-name="P4"><text:bookmark text:name="yui_3_17_2_1_1637002952739_278"/>Empresa que trabalha: <text:tab/><text:tab/><text:tab/>Mega-Assistencia</text:p>
      <text:p text:style-name="P6"><text:bookmark text:name="yui_3_17_2_1_1637002952739_280"/>Função desempenhada: <text:tab/><text:tab/><text:tab/>Sócio</text:p>
      <text:p text:style-name="P6"><text:bookmark text:name="yui_3_17_2_1_1637002952739_281"/>Tempo de experiência na área de software:<text:tab/> 7 anos</text:p>
      <text:h text:style-name="P1" text:outline-level="4"><text:span text:style-name="Strong_20_Emphasis"/></text:h>
      <text:h text:style-name="P1" text:outline-level="4"><text:bookmark text:name="yui_3_17_2_1_1637002952739_283"/><text:bookmark text:name="yui_3_17_2_1_1637002952739_282"/><text:span text:style-name="Strong_20_Emphasis">Quais os principais problemas/desafios enfrentados no desenvolvimento de software?</text:span></text:h>
      <text:p text:style-name="P6">De acordo com as perguntas que eu fiz com o entrevistado, agente descobri que a maioria dos problemas encontrado no desenvolvimento de software <text:s/>é as vezes <text:span text:style-name="T2">não </text:span><text:span text:style-name="T1">acha um o software certo</text:span></text:p>
      <text:p text:style-name="P6"/>
      <text:h text:style-name="P1" text:outline-level="4"><text:bookmark text:name="yui_3_17_2_1_1637002952739_288"/><text:bookmark text:name="yui_3_17_2_1_1637002952739_286"/><text:bookmark text:name="yui_3_17_2_1_1637002952739_287"/><text:span text:style-name="Strong_20_Emphasis">Como eles buscam resolver /amenizar cada um destes problemas?</text:span></text:h>
      <text:p text:style-name="P6"><text:span text:style-name="Strong_20_Emphasis"><text:span text:style-name="T3">Busco primeiro passar o sistema original (software) caso não der certo,(mais 98% do problema de software funciona com sistema original) busco achar software combination para solucionar ou burla sistema do aparelho.</text:span></text:span></text:p>
      <text:p text:style-name="P6"/>
      <text:p text:style-name="P4"/>
      <text:p text:style-name="P6"/>
      <text:p text:style-name="P6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1:56:19.153519133</meta:creation-date>
    <meta:editing-duration>PT1M33S</meta:editing-duration>
    <meta:editing-cycles>2</meta:editing-cycles>
    <meta:generator>LibreOffice/6.4.7.2$Linux_X86_64 LibreOffice_project/40$Build-2</meta:generator>
    <dc:date>2021-11-23T21:57:47.170382861</dc:date>
    <meta:document-statistic meta:table-count="0" meta:image-count="0" meta:object-count="0" meta:page-count="1" meta:paragraph-count="11" meta:word-count="112" meta:character-count="788" meta:non-whitespace-character-count="673"/>
  </office:meta>
</office:document-meta>
</file>